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pulgada cuadra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rod cuad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pie cuad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yarda cuadra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milla cuadra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vat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vatio ho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pi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pulga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milla náutic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ce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la por ho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ciones por minut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ómetro por ho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grado Fahrenhe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ntíg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úbic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onza líqui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cucha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cuchar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entímetro cúbic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pulgada cúbic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pie cúbic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yarda cúbic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dracma líqui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taz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ibra imperi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nz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elad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c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cuarto cort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cente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